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77cc"/>
    </style:style>
    <style:style style:name="P2" style:family="paragraph" style:parent-style-name="Text_20_body">
      <style:text-properties officeooo:paragraph-rsid="001dabb1"/>
    </style:style>
    <style:style style:name="P3" style:family="paragraph" style:parent-style-name="Text_20_body">
      <style:text-properties fo:font-weight="bold" officeooo:rsid="001c77cc" style:font-weight-asian="bold" style:font-weight-complex="bold"/>
    </style:style>
    <style:style style:name="P4" style:family="paragraph" style:parent-style-name="Text_20_body">
      <style:text-properties fo:font-weight="bold" officeooo:rsid="001dabb1" officeooo:paragraph-rsid="001dabb1" style:font-weight-asian="bold" style:font-weight-complex="bold"/>
    </style:style>
    <style:style style:name="P5" style:family="paragraph" style:parent-style-name="Text_20_body">
      <style:text-properties fo:language="en" fo:country="US" officeooo:rsid="001dabb1" officeooo:paragraph-rsid="001dabb1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192964" officeooo:paragraph-rsid="001f5c75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f5c75" officeooo:paragraph-rsid="001f5c75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20eeb3" officeooo:paragraph-rsid="0020eeb3"/>
    </style:style>
    <style:style style:name="P9" style:family="paragraph" style:parent-style-name="Source_20_Code">
      <style:text-properties officeooo:paragraph-rsid="001c77cc"/>
    </style:style>
    <style:style style:name="P10" style:family="paragraph" style:parent-style-name="Source_20_Code">
      <style:text-properties officeooo:paragraph-rsid="00225e20"/>
    </style:style>
    <style:style style:name="P11" style:family="paragraph" style:parent-style-name="Source_20_Code">
      <style:text-properties officeooo:rsid="001c77cc" officeooo:paragraph-rsid="001c77cc"/>
    </style:style>
    <style:style style:name="P12" style:family="paragraph" style:parent-style-name="Source_20_Code">
      <style:text-properties fo:language="en" fo:country="US" officeooo:rsid="001c77cc" officeooo:paragraph-rsid="001c77cc"/>
    </style:style>
    <style:style style:name="P13" style:family="paragraph" style:parent-style-name="Source_20_Code">
      <style:text-properties fo:language="en" fo:country="US" officeooo:rsid="001c77cc" officeooo:paragraph-rsid="001dabb1"/>
    </style:style>
    <style:style style:name="P14" style:family="paragraph" style:parent-style-name="Source_20_Code">
      <style:text-properties fo:language="en" fo:country="US" officeooo:rsid="001dabb1"/>
    </style:style>
    <style:style style:name="P15" style:family="paragraph" style:parent-style-name="Source_20_Code">
      <style:text-properties fo:language="en" fo:country="US" officeooo:rsid="001dabb1" officeooo:paragraph-rsid="001dabb1"/>
    </style:style>
    <style:style style:name="P16" style:family="paragraph" style:parent-style-name="Source_20_Code">
      <style:text-properties officeooo:rsid="001dabb1"/>
    </style:style>
    <style:style style:name="P17" style:family="paragraph" style:parent-style-name="Source_20_Code">
      <style:text-properties officeooo:rsid="001f5c75"/>
    </style:style>
    <style:style style:name="P18" style:family="paragraph" style:parent-style-name="Source_20_Code">
      <style:text-properties officeooo:rsid="0020eeb3"/>
    </style:style>
    <style:style style:name="P19" style:family="paragraph" style:parent-style-name="Source_20_Code">
      <style:text-properties officeooo:rsid="0020eeb3" officeooo:paragraph-rsid="00225e20"/>
    </style:style>
    <style:style style:name="P20" style:family="paragraph" style:parent-style-name="Standard">
      <style:text-properties officeooo:paragraph-rsid="0024210c"/>
    </style:style>
    <style:style style:name="P21" style:family="paragraph" style:parent-style-name="Source_20_Code">
      <style:text-properties officeooo:paragraph-rsid="002618c8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rsid="001f5c75" officeooo:paragraph-rsid="0024210c"/>
    </style:style>
    <style:style style:name="P23" style:family="paragraph" style:parent-style-name="Heading_20_1">
      <style:text-properties officeooo:rsid="00116547"/>
    </style:style>
    <style:style style:name="P24" style:family="paragraph" style:parent-style-name="Heading_20_2">
      <style:text-properties officeooo:rsid="001c77cc" officeooo:paragraph-rsid="001c77cc"/>
    </style:style>
    <style:style style:name="P25" style:family="paragraph" style:parent-style-name="Heading_20_2">
      <style:text-properties fo:language="en" fo:country="US" officeooo:rsid="001dabb1"/>
    </style:style>
    <style:style style:name="P26" style:family="paragraph" style:parent-style-name="Heading_20_2">
      <style:text-properties officeooo:rsid="001dabb1"/>
    </style:style>
    <style:style style:name="T1" style:family="text">
      <style:text-properties officeooo:rsid="001253dd"/>
    </style:style>
    <style:style style:name="T2" style:family="text">
      <style:text-properties fo:language="en" fo:country="US" officeooo:rsid="001c77cc"/>
    </style:style>
    <style:style style:name="T3" style:family="text">
      <style:text-properties fo:language="en" fo:country="US" officeooo:rsid="001dabb1"/>
    </style:style>
    <style:style style:name="T4" style:family="text">
      <style:text-properties officeooo:rsid="001c77cc"/>
    </style:style>
    <style:style style:name="T5" style:family="text">
      <style:text-properties officeooo:rsid="001dabb1"/>
    </style:style>
    <style:style style:name="T6" style:family="text">
      <style:text-properties officeooo:rsid="001f5c75"/>
    </style:style>
    <style:style style:name="T7" style:family="text">
      <style:text-properties fo:font-weight="bold" officeooo:rsid="001f5c75" style:font-weight-asian="bold" style:font-weight-complex="bold"/>
    </style:style>
    <style:style style:name="T8" style:family="text">
      <style:text-properties fo:font-weight="bold" officeooo:rsid="0024210c" style:font-weight-asian="bold" style:font-weight-complex="bold"/>
    </style:style>
    <style:style style:name="T9" style:family="text">
      <style:text-properties fo:font-weight="normal" officeooo:rsid="001f5c75" style:font-weight-asian="normal" style:font-weight-complex="normal"/>
    </style:style>
    <style:style style:name="T10" style:family="text">
      <style:text-properties officeooo:rsid="0020eeb3"/>
    </style:style>
    <style:style style:name="T11" style:family="text">
      <style:text-properties officeooo:rsid="00225e20"/>
    </style:style>
    <style:style style:name="T12" style:family="text">
      <style:text-properties officeooo:rsid="0024210c"/>
    </style:style>
    <style:style style:name="T13" style:family="text">
      <style:text-properties officeooo:rsid="00261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4">Nodes</text:span> installation</text:h>
      <text:h text:style-name="P24" text:outline-level="2">Install virtualization environment</text:h>
      <text:p text:style-name="P9"># <text:span text:style-name="T4">sudo apt-get install kvm</text:span></text:p>
      <text:p text:style-name="P11"/>
      <text:p text:style-name="P1"><text:span text:style-name="T2">Note: CPU virtualization flags are very desirable. Check whether your CPU supports kvm virtualization with (</text:span><text:a xlink:type="simple" xlink:href="http://www.linux-kvm.org/page/Processor_support"><text:span text:style-name="T4">http://www.linux-kvm.org/page/Processor_support</text:span></text:a><text:span text:style-name="T4">)</text:span><text:span text:style-name="T2">:</text:span></text:p>
      <text:p text:style-name="P3">- AMD</text:p>
      <text:p text:style-name="P12"># grep svm /proc/cpuinfo</text:p>
      <text:p text:style-name="P3">- Intel</text:p>
      <text:p text:style-name="P12"># grep vmx /proc/cpuinfo</text:p>
      <text:h text:style-name="Heading_20_2" text:outline-level="2"><text:span text:style-name="T1">Install </text:span><text:span text:style-name="T5">libvirt</text:span></text:h>
      <text:p text:style-name="P15"># sudo apt-get install libvirt-bin</text:p>
      <text:p text:style-name="P15"># sudo apt-get install python-libvirt</text:p>
      <text:p text:style-name="P13"/>
      <text:p text:style-name="P2"><text:span text:style-name="T2">Note: </text:span><text:span text:style-name="T3">This assumes libvirt versions for your Linux distributions will be as recent as 1.0 or newer. Otherwise, you may want to check </text:span><text:a xlink:type="simple" xlink:href="http://libvirt.org/compiling.html">http://libvirt.org/compiling.html</text:a><text:span text:style-name="T3"> to compile it from the latest source.</text:span></text:p>
      <text:h text:style-name="P25" text:outline-level="2">Install virt-manager (optional)</text:h>
      <text:p text:style-name="P5">Only if you want to access local VMs through a graphical interface</text:p>
      <text:p text:style-name="P14"># sudo apt-get install virt-manager</text:p>
      <text:h text:style-name="P26" text:outline-level="2">Configurations for remote access</text:h>
      <text:p text:style-name="P4">- For unencrypted TCP access:</text:p>
      <text:p text:style-name="P6"><text:span text:style-name="T5">Edit your libvirt host configuration (/etc/libvirt/libvirtd.conf) for remote access </text:span><text:span text:style-name="T6">a</text:span><text:span text:style-name="T5">dd/uncomment the line:</text:span></text:p>
      <text:p text:style-name="P16">listen_tcp = 1 </text:p>
      <text:p text:style-name="P16"/>
      <text:p text:style-name="P6"><text:span text:style-name="T6">Pass -l in the defaults of the startup script </text:span><text:span text:style-name="T7">/etc/default/libvirt-bin</text:span><text:span text:style-name="T9">:</text:span></text:p>
      <text:p text:style-name="P17">libvirtd_opts="-d -l"</text:p>
      <text:p text:style-name="P7"/>
      <text:p text:style-name="P8">Restart the service:</text:p>
      <text:p text:style-name="P10"><text:span text:style-name="T10"># service libvirt-bin st</text:span><text:span text:style-name="T11">op</text:span></text:p>
      <text:p text:style-name="P19"># service libvirt-bin start</text:p>
      <text:p text:style-name="P18"/>
      <text:p text:style-name="P6"><text:span text:style-name="T6">Note: </text:span><text:span text:style-name="T5">If you prefer encrypted stuff you can try working with tls, creating certificates for all hosts, and so on. I will not explain that here though, but there are some scripts in the project scripts folder. There is a how to at </text:span><text:a xlink:type="simple" xlink:href="http://libvirt.org/remote.html"><text:span text:style-name="T5">http://libvirt.org/remote.html</text:span></text:a><text:span text:style-name="T5">.</text:span></text:p>
      <text:p text:style-name="P22"><text:span text:style-name="T8">- SSH certificates:</text:span></text:p>
      <text:p text:style-name="P22"><text:span text:style-name="T12">Copy the public ssh key of aurora platform user to the remote host user. </text:span><text:span text:style-name="T8">Run this at the platform host.</text:span></text:p>
      <text:p text:style-name="P21"><text:soft-page-break/><text:span text:style-name="T12"># sudo ssh-copy-id -i /var/www/.ssh/id_rsa.pub </text:span><text:span text:style-name="T13">USER</text:span><text:span text:style-name="T12">@</text:span><text:span text:style-name="T13">NODE</text:span></text:p>
      <text:p text:style-name="P21"><text:span text:style-name="T13"># ssh-keyscan -H NODE &gt;&gt; </text:span><text:span text:style-name="T12">/var/www/</text:span><text:span text:style-name="T13">.ssh/known_hosts</text:span></text:p>
      <text:p text:style-name="P20"><text:span text:style-name="T12"/></text:p>
      <text:p text:style-name="Text_20_body"><text:span text:style-name="T12">Then </text:span><text:span text:style-name="T13">login to the node host and </text:span><text:span text:style-name="T12">copy the ~/.ssh/authorized_keys file </text:span><text:span text:style-name="T13">from the user's home</text:span><text:span text:style-name="T12"> to the root directory. </text:span><text:span text:style-name="T8">Run this at the platform node.</text:span></text:p>
      <text:p text:style-name="Source_20_Code"><text:span text:style-name="T12"># sudo mkdir /root/.ssh</text:span></text:p>
      <text:p text:style-name="Source_20_Code"><text:span text:style-name="T12"># sudo chmod 700 /root/.ssh</text:span></text:p>
      <text:p text:style-name="Source_20_Code"><text:span text:style-name="T12"># sudo cp ~/.ssh/authorized_keys /root/.ssh/</text:span></text:p>
      <text:p text:style-name="Source_20_Code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3in" fo:margin-right="0in" fo:text-indent="0in" style:auto-text-indent="false">
        <style:tab-stops/>
      </style:paragraph-properties>
      <style:text-properties style:font-name="Courier 10 Pitch" fo:language="en" fo:country="US" officeooo:rsid="000bb950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3-07-19T15:23:13</dc:date>
    <dc:creator>Juliano Wickboldt</dc:creator>
    <meta:editing-duration>PT6H45M58S</meta:editing-duration>
    <meta:editing-cycles>12</meta:editing-cycles>
    <meta:generator>LibreOffice/4.0.2.2$Linux_X86_64 LibreOffice_project/400m0$Build-2</meta:generator>
    <meta:document-statistic meta:table-count="0" meta:image-count="0" meta:object-count="0" meta:page-count="2" meta:paragraph-count="33" meta:word-count="266" meta:character-count="1791" meta:non-whitespace-character-count="1557"/>
  </office:meta>
</office:document-meta>
</file>